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Standard">
      <style:paragraph-properties fo:margin-left="0.75in" fo:margin-right="0in" fo:text-indent="0.25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margin-left="1in" fo:margin-right="0in" fo:text-indent="0in" style:auto-text-indent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ormation of the scrum team:</text:span></text:p>
      <text:p text:style-name="Standard">Dang Mai Tien Loi ( Developer) (Scrum Master).</text:p>
      <text:p text:style-name="Standard">Dinh Quang Minh ( Developer)(Product Owner).</text:p>
      <text:p text:style-name="Standard">Edwin( Reporter) (Tester).</text:p>
      <text:p text:style-name="Standard">Geeth (Reporter)(Tester).</text:p>
      <text:p text:style-name="Standard"><text:span text:style-name="T1">Overall look of Scrum Module:</text:span></text:p>
      <text:list xml:id="list5953218088069027447" text:style-name="WWNum1">
        <text:list-item>
          <text:p text:style-name="P4">Clients. </text:p>
        </text:list-item>
        <text:list-item>
          <text:p text:style-name="P4">Product Owner. </text:p>
        </text:list-item>
        <text:list-item>
          <text:p text:style-name="P4">Scrum team members include a Scrum master, a Developer, a Reporter and a Tester. </text:p>
        </text:list-item>
      </text:list>
      <text:p text:style-name="Standard"><text:span text:style-name="T1">Selection of product owner: (Dinh Quang Minh)</text:span></text:p>
      <text:p text:style-name="Standard">1. Take the responsibility for problems that are relevant to the product and end users (client).</text:p>
      <text:p text:style-name="Standard">2. Assistant for development and consistency to obtain the project's goal.</text:p>
      <text:p text:style-name="Standard">3. Acquire information from clients and decision for improvement</text:p>
      <text:p text:style-name="Standard">4. Prepare the Product Backlog.</text:p>
      <text:p text:style-name="Standard">5. Execution of User Research (closed interviews and open interviews)</text:p>
      <text:p text:style-name="Standard"><text:span text:style-name="T1">Selection of Scrum master(Dang Mai Tien Loi)</text:span></text:p>
      <text:list xml:id="list36283561" text:continue-numbering="true" text:style-name="WWNum1">
        <text:list-item>
          <text:p text:style-name="P4">Helping team members to understand the conceptual and practical experiment.</text:p>
        </text:list-item>
        <text:list-item>
          <text:p text:style-name="P4">Provide the rules, processes and requirements of clients and product owner.</text:p>
        </text:list-item>
        <text:list-item>
          <text:p text:style-name="P4">Prepare the Backlog, distribute the Backlog into Sprint and plan for each member through Sprint planning to get User Stories and estimate the completeness of the project .</text:p>
        </text:list-item>
      </text:list>
      <text:p text:style-name="Standard"><text:span text:style-name="T1">Refine the Project Vision </text:span></text:p>
      <text:list xml:id="list36267104" text:continue-numbering="true" text:style-name="WWNum1">
        <text:list-item>
          <text:p text:style-name="P4">Develop a software product that could help hobbyist gardener to document and search for symbiotic relationships between plants and other biological organisms.</text:p>
        </text:list-item>
        <text:list-item>
          <text:p text:style-name="P4">Facilitate the recording or consulting plants symbiotic relationship (ubiquitous usage of the app).</text:p>
        </text:list-item>
        <text:list-item>
          <text:p text:style-name="P4">Help user to design a more productive garden or a desired garden.</text:p>
        </text:list-item>
      </text:list>
      <text:p text:style-name="Standard"><text:span text:style-name="T1">Develop prioritize use case </text:span></text:p>
      <text:list xml:id="list36254967" text:continue-numbering="true" text:style-name="WWNum1">
        <text:list-item>
          <text:p text:style-name="P4"><text:soft-page-break/>Hobbyist gardener.</text:p>
        </text:list-item>
        <text:list-item>
          <text:p text:style-name="P4">Farmer, farm owner.</text:p>
        </text:list-item>
        <text:list-item>
          <text:p text:style-name="P4">Small company, biological company ( supply chain and transformation).</text:p>
        </text:list-item>
        <text:list-item>
          <text:p text:style-name="P4">People who are interested in garden and biology.</text:p>
        </text:list-item>
      </text:list>
      <text:p text:style-name="P1"><text:span text:style-name="T1">Develop prioritized user stories </text:span></text:p>
      <text:list xml:id="list36273199" text:continue-numbering="true" text:style-name="WWNum1">
        <text:list-item>
          <text:p text:style-name="P4">User is &lt; hobbyist garden, farmer, company with biological business&gt;.</text:p>
        </text:list-item>
        <text:list-item>
          <text:p text:style-name="P4">User wants &lt; a software application assist in symbiotic between plants&gt;.</text:p>
        </text:list-item>
        <text:list-item>
          <text:p text:style-name="P4">User’s goal is to &lt; build a super productive garden&gt;.</text:p>
        </text:list-item>
        <text:list-item>
          <text:p text:style-name="P4">Targets:</text:p>
        </text:list-item>
      </text:list>
      <text:p text:style-name="P5">+ <text:s/>Independence for all users: easier for developer to build and to change the sequence of to-do work. </text:p>
      <text:p text:style-name="P5"/>
      <text:p text:style-name="P5">+ User's requirements are negotiable: easier for the development team and product owner to adapt.</text:p>
      <text:p text:style-name="P5"/>
      <text:p text:style-name="P5">+ Valuable for user: Have to be valuable for clients.</text:p>
      <text:p text:style-name="P5"/>
      <text:p text:style-name="P5">+ Estimable; A good estimation helps to reduce time and easier to come a good plans.</text:p>
      <text:p text:style-name="P2">+ Size appropriate: Small User Stories are prepared in a detailed way. </text:p>
      <text:p text:style-name="P5">+ Testable: Product needs to be tested before coming to the user.</text:p>
      <text:p text:style-name="P5">( Need to be careful with Waterfall and Agile)</text:p>
      <text:p text:style-name="Standard"><text:s/><text:span text:style-name="T1">Product Backlog ( First look):</text:span></text:p>
      <text:p text:style-name="Standard">1.Requirements: </text:p>
      <text:list xml:id="list36274951" text:continue-numbering="true" text:style-name="WWNum1">
        <text:list-item>
          <text:p text:style-name="P4">Detailed appropriately.</text:p>
        </text:list-item>
        <text:list-item>
          <text:p text:style-name="P4">Estimated.</text:p>
        </text:list-item>
        <text:list-item>
          <text:p text:style-name="P4">Emergent</text:p>
        </text:list-item>
        <text:list-item>
          <text:p text:style-name="P4"><text:soft-page-break/>Prioritized.</text:p>
        </text:list-item>
      </text:list>
      <text:p text:style-name="Standard">2. Estimate the time, detailed steps that are included in User Stories.</text:p>
      <text:p text:style-name="Standard">3. Core of problem: ( Finding and search for plants that are compatible with clients).</text:p>
      <text:p text:style-name="Standard">4. Using software Android App( Using Android Code).</text:p>
      <text:p text:style-name="Standard">5. Coding for the interface of the app and save information of each plant to the database.</text:p>
      <text:p text:style-name="Standard">(Generate links between plants, vegetables which can be relevant).</text:p>
      <text:p text:style-name="Standard">6. Checking of Product Owner, Scrum Master and clients for each step( between Sprints and user stories).</text:p>
      <text:p text:style-name="Standard">7. Transparency, inspection and adaption must be applied for every step.</text:p>
      <text:p text:style-name="Standard"><text:s/>8. Tester and reporter consider what should be changed and report them to the scrum tea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h Quang Minh</meta:initial-creator>
    <dc:creator>Minh Anh Tran Bui</dc:creator>
    <meta:editing-cycles>2</meta:editing-cycles>
    <meta:creation-date>2020-05-30T12:26:00</meta:creation-date>
    <dc:date>2020-05-30T16:05:15.25</dc:date>
    <meta:editing-duration>PT56S</meta:editing-duration>
    <meta:generator>OpenOffice/4.1.4$Win32 OpenOffice.org_project/414m5$Build-9788</meta:generator>
    <meta:document-statistic meta:table-count="0" meta:image-count="0" meta:object-count="0" meta:page-count="3" meta:paragraph-count="54" meta:word-count="502" meta:character-count="30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